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fo:min-height="28.325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9.5pt" style:font-size-asian="19.5pt" style:font-size-complex="19.5pt"/>
    </style:style>
    <style:style style:name="P4" style:family="paragraph">
      <style:paragraph-properties fo:text-align="center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2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3.999cm" svg:height="29.538cm" svg:x="0.926cm" svg:y="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3.954cm" svg:height="29.161cm" svg:x="0.971cm" svg:y="1.27cm">
          <draw:text-box>
            <text:p text:style-name="P2"><text:span text:style-name="T1">&lt;PolicyId="</text:span><text:span text:style-name="T2">XACML Policy Example</text:span><text:span text:style-name="T1">" <text:s text:c="5"/></text:span></text:p>
            <text:p text:style-name="P2"><text:span text:style-name="T1"><text:s/></text:span><text:span text:style-name="T1">RuleCombiningAlgId="combining-algorithm:permit-overrides"&gt;</text:span></text:p>
            <text:p text:style-name="P2"><text:span text:style-name="T1">&lt;Target&gt;</text:span></text:p>
            <text:p text:style-name="P2"><text:span text:style-name="T1"><text:s text:c="2"/></text:span><text:span text:style-name="T1">&lt;Subjects&gt; <text:s/>&lt;AnySubject/&gt; <text:s/>&lt;/Subjects&gt;</text:span></text:p>
            <text:p text:style-name="P2"><text:span text:style-name="T1"><text:s text:c="4"/></text:span><text:span text:style-name="T1">&lt;Resources&gt; <text:s text:c="2"/>&lt;AnyResource/&gt; <text:s/>&lt;/Resources&gt;</text:span></text:p>
            <text:p text:style-name="P2"><text:span text:style-name="T1"><text:s text:c="4"/></text:span><text:span text:style-name="T1">&lt;Actions&gt; <text:s text:c="2"/>&lt;AnyAction/&gt; <text:s text:c="3"/>&lt;/Actions&gt;</text:span></text:p>
            <text:p text:style-name="P2"><text:span text:style-name="T1">&lt;/Target&gt;</text:span></text:p>
            <text:p text:style-name="P2"><text:span text:style-name="T3"/></text:p>
            <text:p text:style-name="P2"><text:span text:style-name="T1">&lt;Policy&gt;</text:span></text:p>
            <text:p text:style-name="P2"><text:span text:style-name="T1">&lt;Rule RuleId="R1" Effect="Deny"&gt;</text:span></text:p>
            <text:p text:style-name="P2"><text:span text:style-name="T1"><text:s text:c="6"/></text:span><text:span text:style-name="T1">&lt;Target&gt;</text:span></text:p>
            <text:p text:style-name="P2"><text:span text:style-name="T1"><text:s text:c="8"/></text:span><text:span text:style-name="T1">&lt;Subjects&gt;</text:span></text:p>
            <text:p text:style-name="P2"><text:span text:style-name="T1"><text:s text:c="10"/></text:span><text:span text:style-name="T1">&lt;Subject&gt;</text:span></text:p>
            <text:p text:style-name="P2"><text:span text:style-name="T1"><text:s text:c="12"/></text:span><text:span text:style-name="T1">&lt;SubjectMatch MatchId="urn:oasis:names:tc:xacml:1.0:function:string-equal"&gt;</text:span></text:p>
            <text:p text:style-name="P2"><text:span text:style-name="T1"><text:s text:c="14"/></text:span><text:span text:style-name="T1">&lt;AttributeValue&gt;</text:span><text:span text:style-name="T2">Bob</text:span><text:span text:style-name="T1">&lt;/AttributeValue&gt;</text:span></text:p>
            <text:p text:style-name="P2"><text:span text:style-name="T1"><text:s text:c="12"/></text:span><text:span text:style-name="T1">&lt;/SubjectMatch&gt;</text:span></text:p>
            <text:p text:style-name="P2"><text:span text:style-name="T1"><text:s text:c="10"/></text:span><text:span text:style-name="T1">&lt;/Subject&gt;</text:span></text:p>
            <text:p text:style-name="P2"><text:span text:style-name="T1"><text:s text:c="8"/></text:span><text:span text:style-name="T1">&lt;/Subjects&gt;</text:span></text:p>
            <text:p text:style-name="P2"><text:span text:style-name="T1"><text:s text:c="8"/></text:span><text:span text:style-name="T1">&lt;Resources&gt;</text:span></text:p>
            <text:p text:style-name="P2"><text:span text:style-name="T1"><text:s text:c="10"/></text:span><text:span text:style-name="T1">&lt;Resource&gt;</text:span></text:p>
            <text:p text:style-name="P2"><text:span text:style-name="T1"><text:s text:c="12"/></text:span><text:span text:style-name="T1">&lt;ResourceMatch MatchId="urn:oasis:names:tc:xacml:1.0:function:string-equal"&gt;</text:span></text:p>
            <text:p text:style-name="P2"><text:span text:style-name="T1"><text:s text:c="14"/></text:span><text:span text:style-name="T1">&lt;AttributeValue&gt;</text:span><text:span text:style-name="T2">Book</text:span><text:span text:style-name="T1">&lt;/AttributeValue&gt;</text:span></text:p>
            <text:p text:style-name="P2"><text:span text:style-name="T1"><text:s text:c="12"/></text:span><text:span text:style-name="T1">&lt;/ResourceMatch&gt;</text:span></text:p>
            <text:p text:style-name="P2"><text:span text:style-name="T1"><text:s text:c="10"/></text:span><text:span text:style-name="T1">&lt;/Resource&gt;</text:span></text:p>
            <text:p text:style-name="P2"><text:span text:style-name="T1"><text:s text:c="8"/></text:span><text:span text:style-name="T1">&lt;/Resources&gt;</text:span></text:p>
            <text:p text:style-name="P2"><text:span text:style-name="T1"><text:s text:c="8"/></text:span><text:span text:style-name="T1">&lt;Actions&gt;</text:span></text:p>
            <text:p text:style-name="P2"><text:span text:style-name="T1"><text:s text:c="10"/></text:span><text:span text:style-name="T1">&lt;Action&gt;</text:span></text:p>
            <text:p text:style-name="P2"><text:span text:style-name="T1"><text:s text:c="12"/></text:span><text:span text:style-name="T1">&lt;ActionMatch MatchId="urn:oasis:names:tc:xacml:1.0:function:string-equal"&gt;</text:span></text:p>
            <text:p text:style-name="P2"><text:span text:style-name="T1"><text:s text:c="14"/></text:span><text:span text:style-name="T1">&lt;AttributeValue&gt;</text:span><text:span text:style-name="T2">Borrow</text:span><text:span text:style-name="T1">&lt;/AttributeValue&gt;</text:span></text:p>
            <text:p text:style-name="P2"><text:span text:style-name="T1"><text:s text:c="12"/></text:span><text:span text:style-name="T1">&lt;/ActionMatch&gt;</text:span></text:p>
            <text:p text:style-name="P2"><text:span text:style-name="T1"><text:s text:c="10"/></text:span><text:span text:style-name="T1">&lt;/Action&gt;</text:span></text:p>
            <text:p text:style-name="P2"><text:span text:style-name="T1"><text:s text:c="8"/></text:span><text:span text:style-name="T1">&lt;/Actions&gt;</text:span></text:p>
            <text:p text:style-name="P2"><text:span text:style-name="T1"><text:s text:c="6"/></text:span><text:span text:style-name="T1">&lt;/Target&gt;</text:span></text:p>
            <text:p text:style-name="P2"><text:span text:style-name="T1"><text:s text:c="4"/></text:span><text:span text:style-name="T1">&lt;/Rule&gt;</text:span></text:p>
            <text:p text:style-name="P2"><text:span text:style-name="T1">&lt;/Policy&gt;</text:span></text:p>
          </draw:text-box>
        </draw:frame>
        <draw:custom-shape draw:style-name="gr3" draw:text-style-name="P4" draw:layer="layout" svg:width="0.988cm" svg:height="1.885cm" svg:x="22.507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0.988cm" svg:height="3.769cm" svg:x="22.466cm" svg:y="3.8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0.988cm" svg:height="4.711cm" svg:x="29.845cm" svg:y="10.52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0.988cm" svg:height="5.653cm" svg:x="29.845cm" svg:y="15.8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0.988cm" svg:height="4.711cm" svg:x="30.48cm" svg:y="22.5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9.856cm" svg:height="1.428cm" svg:x="24.087cm" svg:y="2.34cm">
          <draw:text-box>
            <text:p><text:span text:style-name="T4">Combining Algorithm</text:span></text:p>
          </draw:text-box>
        </draw:frame>
        <draw:frame draw:style-name="gr4" draw:text-style-name="P5" draw:layer="layout" svg:width="9.856cm" svg:height="1.428cm" svg:x="23.649cm" svg:y="4.71cm">
          <draw:text-box>
            <text:p><text:span text:style-name="T4"><text:s text:c="7"/></text:span><text:span text:style-name="T4">Policy Target</text:span></text:p>
          </draw:text-box>
        </draw:frame>
        <draw:frame draw:style-name="gr5" draw:text-style-name="P5" draw:layer="layout" svg:width="5.916cm" svg:height="1.885cm" svg:x="30.48cm" svg:y="17.165cm">
          <draw:text-box>
            <text:p><text:span text:style-name="T4">Resource</text:span></text:p>
          </draw:text-box>
        </draw:frame>
        <draw:frame draw:style-name="gr5" draw:text-style-name="P5" draw:layer="layout" svg:width="5.916cm" svg:height="1.885cm" svg:x="31.549cm" svg:y="23.495cm">
          <draw:text-box>
            <text:p><text:span text:style-name="T4">Action</text:span></text:p>
          </draw:text-box>
        </draw:frame>
        <draw:frame draw:style-name="gr5" draw:text-style-name="P5" draw:layer="layout" svg:width="5.916cm" svg:height="1.885cm" svg:x="31.115cm" svg:y="12.085cm">
          <draw:text-box>
            <text:p><text:span text:style-name="T4">Sub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31.1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4cm" svg:height="7.047cm" svg:x="1.627cm" svg:y="2.397cm" draw:page-number="1"/>
      <draw:page-thumbnail draw:layer="backgroundobjects" svg:width="8.04cm" svg:height="7.047cm" svg:x="1.627cm" svg:y="10.445cm"/>
      <draw:page-thumbnail draw:layer="backgroundobjects" svg:width="8.04cm" svg:height="7.047cm" svg:x="1.627cm" svg:y="18.493cm"/>
      <draw:page-thumbnail draw:layer="backgroundobjects" svg:width="8.04cm" svg:height="7.047cm" svg:x="11.922cm" svg:y="2.397cm"/>
      <draw:page-thumbnail draw:layer="backgroundobjects" svg:width="8.04cm" svg:height="7.047cm" svg:x="11.922cm" svg:y="10.445cm"/>
      <draw:page-thumbnail draw:layer="backgroundobjects" svg:width="8.04cm" svg:height="7.047cm" svg:x="11.922cm" svg:y="18.493cm"/>
    </style:handout-master>
    <style:master-page style:name="Default" style:page-layout-name="PM1" draw:style-name="Mdp1">
      <draw:frame presentation:style-name="Default-title" draw:layer="backgroundobjects" svg:width="32.003cm" svg:height="5.204cm" svg:x="1.772cm" svg:y="1.241cm" presentation:class="title" presentation:placeholder="true">
        <draw:text-box/>
      </draw:frame>
      <draw:frame presentation:style-name="Default-outline1" draw:layer="backgroundobjects" svg:width="32.003cm" svg:height="20.569cm" svg:x="1.772cm" svg:y="7.291cm" presentation:class="outline" presentation:placeholder="true">
        <draw:text-box/>
      </draw:frame>
      <draw:frame presentation:style-name="Mpr1" draw:text-style-name="MP1" draw:layer="backgroundobjects" svg:width="8.286cm" svg:height="2.149cm" svg:x="1.772cm" svg:y="28.3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2cm" svg:height="2.149cm" svg:x="12.156cm" svg:y="28.3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6cm" svg:height="2.149cm" svg:x="25.489cm" svg:y="28.3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3-29T19:08:43</meta:creation-date>
    <meta:editing-duration>PT04H27M31S</meta:editing-duration>
    <meta:editing-cycles>18</meta:editing-cycles>
    <dc:date>2011-09-19T10:22:56</dc:date>
    <dc:creator>elkateb </dc:creator>
    <meta:generator>OpenOffice.org/3.2$Linux OpenOffice.org_project/320m19$Build-9505</meta:generator>
    <meta:document-statistic meta:object-count="35"/>
  </office:meta>
</office:document-meta>
</file>